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3c6ef8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e78f3" style:font-size-asian="11pt" style:font-size-complex="11pt"/>
    </style:style>
    <style:style style:name="P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23e5720" officeooo:paragraph-rsid="023e5720" style:font-size-asian="9.60000038146973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3e5720" officeooo:paragraph-rsid="023e5720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060e0" officeooo:paragraph-rsid="024060e0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 All SC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4" style:family="paragraph" style:parent-style-name="Footnote">
      <style:text-properties officeooo:rsid="04ba495b" officeooo:paragraph-rsid="04ba495b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3d79ed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4700b6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7d515" officeooo:paragraph-rsid="0247d515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14054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3b40f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87135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4e806" officeooo:paragraph-rsid="02566ff5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87135" officeooo:paragraph-rsid="02587135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5ac7b9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628e6a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8c452f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48078" officeooo:paragraph-rsid="02662f79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7dbb1" officeooo:paragraph-rsid="02696437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d186b" officeooo:paragraph-rsid="0270f581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1fa06" officeooo:paragraph-rsid="0273708b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62962" officeooo:paragraph-rsid="027da0df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e4153" officeooo:paragraph-rsid="02858ce8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88bca4" officeooo:paragraph-rsid="028c452f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587135" style:font-size-asian="11pt" style:font-style-asian="normal" style:font-size-complex="11pt" style:font-style-complex="normal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8c452f" style:font-size-asian="11pt" style:font-style-asian="normal" style:font-size-complex="11pt" style:font-style-complex="normal"/>
    </style:style>
    <style:style style:name="P46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5c740c" style:font-size-asian="11pt" style:font-style-asian="normal" style:font-size-complex="11pt" style:font-style-complex="normal"/>
    </style:style>
    <style:style style:name="P47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8c452f" style:font-size-asian="11pt" style:font-style-asian="normal" style:font-size-complex="11pt" style:font-style-complex="normal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5ac7b9" style:font-size-asian="11pt" style:font-style-asian="normal" style:font-size-complex="11pt" style:font-style-complex="normal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8c452f" style:font-size-asian="11pt" style:font-style-asian="normal" style:font-size-complex="11pt" style:font-style-complex="normal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 fo:break-before="pag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8f8279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131da" officeooo:paragraph-rsid="029131da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c9768" style:font-style-asian="italic" style:font-style-complex="italic"/>
    </style:style>
    <style:style style:name="T3" style:family="text">
      <style:text-properties fo:font-style="italic" officeooo:rsid="023c6ef8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3577813" style:font-style-asian="normal" style:font-style-complex="normal"/>
    </style:style>
    <style:style style:name="T9" style:family="text">
      <style:text-properties fo:font-style="normal" officeooo:rsid="04b865de" style:font-style-asian="normal" style:font-style-complex="normal"/>
    </style:style>
    <style:style style:name="T10" style:family="text">
      <style:text-properties fo:font-style="normal" officeooo:rsid="046d66e3" style:font-style-asian="normal" style:font-style-complex="normal"/>
    </style:style>
    <style:style style:name="T11" style:family="text">
      <style:text-properties fo:font-style="normal" officeooo:rsid="01cc9768" style:font-style-asian="normal" style:font-style-complex="normal"/>
    </style:style>
    <style:style style:name="T12" style:family="text">
      <style:text-properties fo:font-style="normal" officeooo:rsid="01d71c81" style:font-style-asian="normal" style:font-style-complex="normal"/>
    </style:style>
    <style:style style:name="T13" style:family="text">
      <style:text-properties fo:font-style="normal" officeooo:rsid="022e9044" style:font-style-asian="normal" style:font-style-complex="normal"/>
    </style:style>
    <style:style style:name="T14" style:family="text">
      <style:text-properties fo:font-style="normal" officeooo:rsid="023c6ef8" style:font-style-asian="normal" style:font-style-complex="normal"/>
    </style:style>
    <style:style style:name="T15" style:family="text">
      <style:text-properties fo:font-style="normal" officeooo:rsid="023d86f1" style:font-style-asian="normal" style:font-style-complex="normal"/>
    </style:style>
    <style:style style:name="T16" style:family="text">
      <style:text-properties fo:font-style="normal" officeooo:rsid="02401e75" style:font-style-asian="normal" style:font-style-complex="normal"/>
    </style:style>
    <style:style style:name="T17" style:family="text">
      <style:text-properties fo:font-style="normal" officeooo:rsid="024586dc" style:font-style-asian="normal" style:font-style-complex="normal"/>
    </style:style>
    <style:style style:name="T18" style:family="text">
      <style:text-properties fo:font-style="normal" officeooo:rsid="0245bf04" style:font-style-asian="normal" style:font-style-complex="normal"/>
    </style:style>
    <style:style style:name="T19" style:family="text">
      <style:text-properties fo:font-style="normal" officeooo:rsid="02466572" style:font-style-asian="normal" style:font-style-complex="normal"/>
    </style:style>
    <style:style style:name="T20" style:family="text">
      <style:text-properties fo:font-style="normal" officeooo:rsid="024700b6" style:font-style-asian="normal" style:font-style-complex="normal"/>
    </style:style>
    <style:style style:name="T21" style:family="text">
      <style:text-properties fo:font-style="normal" officeooo:rsid="02477ab3" style:font-style-asian="normal" style:font-style-complex="normal"/>
    </style:style>
    <style:style style:name="T22" style:family="text">
      <style:text-properties fo:font-style="normal" officeooo:rsid="024a2d97" style:font-style-asian="normal" style:font-style-complex="normal"/>
    </style:style>
    <style:style style:name="T23" style:family="text">
      <style:text-properties fo:font-style="normal" officeooo:rsid="024d1a04" style:font-style-asian="normal" style:font-style-complex="normal"/>
    </style:style>
    <style:style style:name="T24" style:family="text">
      <style:text-properties fo:font-style="normal" officeooo:rsid="024d6712" style:font-style-asian="normal" style:font-style-complex="normal"/>
    </style:style>
    <style:style style:name="T25" style:family="text">
      <style:text-properties fo:font-style="normal" officeooo:rsid="024dd5a4" style:font-style-asian="normal" style:font-style-complex="normal"/>
    </style:style>
    <style:style style:name="T26" style:family="text">
      <style:text-properties fo:font-style="normal" officeooo:rsid="02514054" style:font-style-asian="normal" style:font-style-complex="normal"/>
    </style:style>
    <style:style style:name="T27" style:family="text">
      <style:text-properties fo:font-style="normal" officeooo:rsid="0252e546" style:font-style-asian="normal" style:font-style-complex="normal"/>
    </style:style>
    <style:style style:name="T28" style:family="text">
      <style:text-properties fo:font-style="normal" officeooo:rsid="0253b40f" style:font-style-asian="normal" style:font-style-complex="normal"/>
    </style:style>
    <style:style style:name="T29" style:family="text">
      <style:text-properties fo:font-style="normal" officeooo:rsid="0253e74e" style:font-style-asian="normal" style:font-style-complex="normal"/>
    </style:style>
    <style:style style:name="T30" style:family="text">
      <style:text-properties fo:font-style="normal" officeooo:rsid="02548fc3" style:font-style-asian="normal" style:font-style-complex="normal"/>
    </style:style>
    <style:style style:name="T31" style:family="text">
      <style:text-properties fo:font-style="normal" officeooo:rsid="02555a3c" style:font-style-asian="normal" style:font-style-complex="normal"/>
    </style:style>
    <style:style style:name="T32" style:family="text">
      <style:text-properties fo:font-style="normal" officeooo:rsid="02566ff5" style:font-style-asian="normal" style:font-style-complex="normal"/>
    </style:style>
    <style:style style:name="T33" style:family="text">
      <style:text-properties fo:font-style="normal" officeooo:rsid="0257f6a3" style:font-style-asian="normal" style:font-style-complex="normal"/>
    </style:style>
    <style:style style:name="T34" style:family="text">
      <style:text-properties fo:font-style="normal" officeooo:rsid="025cfe32" style:font-style-asian="normal" style:font-style-complex="normal"/>
    </style:style>
    <style:style style:name="T35" style:family="text">
      <style:text-properties fo:font-style="normal" officeooo:rsid="025eb8fe" style:font-style-asian="normal" style:font-style-complex="normal"/>
    </style:style>
    <style:style style:name="T36" style:family="text">
      <style:text-properties fo:font-style="normal" officeooo:rsid="025ed6cf" style:font-style-asian="normal" style:font-style-complex="normal"/>
    </style:style>
    <style:style style:name="T37" style:family="text">
      <style:text-properties fo:font-style="normal" officeooo:rsid="025f2152" style:font-style-asian="normal" style:font-style-complex="normal"/>
    </style:style>
    <style:style style:name="T38" style:family="text">
      <style:text-properties fo:font-style="normal" officeooo:rsid="025f64cc" style:font-style-asian="normal" style:font-style-complex="normal"/>
    </style:style>
    <style:style style:name="T39" style:family="text">
      <style:text-properties fo:font-style="normal" officeooo:rsid="0260d016" style:font-style-asian="normal" style:font-style-complex="normal"/>
    </style:style>
    <style:style style:name="T40" style:family="text">
      <style:text-properties fo:font-style="normal" officeooo:rsid="02628e6a" style:font-style-asian="normal" style:font-style-complex="normal"/>
    </style:style>
    <style:style style:name="T41" style:family="text">
      <style:text-properties fo:font-style="normal" officeooo:rsid="026315e0" style:font-style-asian="normal" style:font-style-complex="normal"/>
    </style:style>
    <style:style style:name="T42" style:family="text">
      <style:text-properties fo:font-style="normal" officeooo:rsid="02634113" style:font-style-asian="normal" style:font-style-complex="normal"/>
    </style:style>
    <style:style style:name="T43" style:family="text">
      <style:text-properties fo:font-style="normal" officeooo:rsid="02662f79" style:font-style-asian="normal" style:font-style-complex="normal"/>
    </style:style>
    <style:style style:name="T44" style:family="text">
      <style:text-properties fo:font-style="normal" officeooo:rsid="02666dfa" style:font-style-asian="normal" style:font-style-complex="normal"/>
    </style:style>
    <style:style style:name="T45" style:family="text">
      <style:text-properties fo:font-style="normal" officeooo:rsid="026952d4" style:font-style-asian="normal" style:font-style-complex="normal"/>
    </style:style>
    <style:style style:name="T46" style:family="text">
      <style:text-properties fo:font-style="normal" officeooo:rsid="02696437" style:font-style-asian="normal" style:font-style-complex="normal"/>
    </style:style>
    <style:style style:name="T47" style:family="text">
      <style:text-properties fo:font-style="normal" officeooo:rsid="026ab552" style:font-style-asian="normal" style:font-style-complex="normal"/>
    </style:style>
    <style:style style:name="T48" style:family="text">
      <style:text-properties fo:font-style="normal" officeooo:rsid="026d186b" style:font-style-asian="normal" style:font-style-complex="normal"/>
    </style:style>
    <style:style style:name="T49" style:family="text">
      <style:text-properties fo:font-style="normal" officeooo:rsid="026e7226" style:font-style-asian="normal" style:font-style-complex="normal"/>
    </style:style>
    <style:style style:name="T50" style:family="text">
      <style:text-properties fo:font-style="normal" officeooo:rsid="026f9756" style:font-style-asian="normal" style:font-style-complex="normal"/>
    </style:style>
    <style:style style:name="T51" style:family="text">
      <style:text-properties fo:font-style="normal" officeooo:rsid="0270f581" style:font-style-asian="normal" style:font-style-complex="normal"/>
    </style:style>
    <style:style style:name="T52" style:family="text">
      <style:text-properties fo:font-style="normal" officeooo:rsid="0273708b" style:font-style-asian="normal" style:font-style-complex="normal"/>
    </style:style>
    <style:style style:name="T53" style:family="text">
      <style:text-properties fo:font-style="normal" officeooo:rsid="027486d5" style:font-style-asian="normal" style:font-style-complex="normal"/>
    </style:style>
    <style:style style:name="T54" style:family="text">
      <style:text-properties fo:font-style="normal" officeooo:rsid="027809ed" style:font-style-asian="normal" style:font-style-complex="normal"/>
    </style:style>
    <style:style style:name="T55" style:family="text">
      <style:text-properties fo:font-style="normal" officeooo:rsid="02783d8a" style:font-style-asian="normal" style:font-style-complex="normal"/>
    </style:style>
    <style:style style:name="T56" style:family="text">
      <style:text-properties fo:font-style="normal" officeooo:rsid="02785990" style:font-style-asian="normal" style:font-style-complex="normal"/>
    </style:style>
    <style:style style:name="T57" style:family="text">
      <style:text-properties fo:font-style="normal" officeooo:rsid="027a1a23" style:font-style-asian="normal" style:font-style-complex="normal"/>
    </style:style>
    <style:style style:name="T58" style:family="text">
      <style:text-properties fo:font-style="normal" officeooo:rsid="027bd518" style:font-style-asian="normal" style:font-style-complex="normal"/>
    </style:style>
    <style:style style:name="T59" style:family="text">
      <style:text-properties fo:font-style="normal" officeooo:rsid="027be5f8" style:font-style-asian="normal" style:font-style-complex="normal"/>
    </style:style>
    <style:style style:name="T60" style:family="text">
      <style:text-properties fo:font-style="normal" officeooo:rsid="027c920e" style:font-style-asian="normal" style:font-style-complex="normal"/>
    </style:style>
    <style:style style:name="T61" style:family="text">
      <style:text-properties fo:font-style="normal" officeooo:rsid="027da0df" style:font-style-asian="normal" style:font-style-complex="normal"/>
    </style:style>
    <style:style style:name="T62" style:family="text">
      <style:text-properties fo:font-style="normal" officeooo:rsid="027e78f3" style:font-style-asian="normal" style:font-style-complex="normal"/>
    </style:style>
    <style:style style:name="T63" style:family="text">
      <style:text-properties fo:font-style="normal" officeooo:rsid="027fa3ab" style:font-style-asian="normal" style:font-style-complex="normal"/>
    </style:style>
    <style:style style:name="T64" style:family="text">
      <style:text-properties fo:font-style="normal" officeooo:rsid="027fc77b" style:font-style-asian="normal" style:font-style-complex="normal"/>
    </style:style>
    <style:style style:name="T65" style:family="text">
      <style:text-properties fo:font-style="normal" officeooo:rsid="0280abc8" style:font-style-asian="normal" style:font-style-complex="normal"/>
    </style:style>
    <style:style style:name="T66" style:family="text">
      <style:text-properties fo:font-style="normal" officeooo:rsid="02824bd7" style:font-style-asian="normal" style:font-style-complex="normal"/>
    </style:style>
    <style:style style:name="T67" style:family="text">
      <style:text-properties fo:font-style="normal" officeooo:rsid="0282ffed" style:font-style-asian="normal" style:font-style-complex="normal"/>
    </style:style>
    <style:style style:name="T68" style:family="text">
      <style:text-properties fo:font-style="normal" officeooo:rsid="0283f6a4" style:font-style-asian="normal" style:font-style-complex="normal"/>
    </style:style>
    <style:style style:name="T69" style:family="text">
      <style:text-properties fo:font-style="normal" officeooo:rsid="02840ccf" style:font-style-asian="normal" style:font-style-complex="normal"/>
    </style:style>
    <style:style style:name="T70" style:family="text">
      <style:text-properties fo:font-style="normal" officeooo:rsid="02858ce8" style:font-style-asian="normal" style:font-style-complex="normal"/>
    </style:style>
    <style:style style:name="T71" style:family="text">
      <style:text-properties fo:font-style="normal" officeooo:rsid="028786ba" style:font-style-asian="normal" style:font-style-complex="normal"/>
    </style:style>
    <style:style style:name="T72" style:family="text">
      <style:text-properties fo:font-style="normal" officeooo:rsid="02880ff7" style:font-style-asian="normal" style:font-style-complex="normal"/>
    </style:style>
    <style:style style:name="T73" style:family="text">
      <style:text-properties fo:font-style="normal" officeooo:rsid="028c452f" style:font-style-asian="normal" style:font-style-complex="normal"/>
    </style:style>
    <style:style style:name="T74" style:family="text">
      <style:text-properties fo:font-style="normal" officeooo:rsid="028de7bf" style:font-style-asian="normal" style:font-style-complex="normal"/>
    </style:style>
    <style:style style:name="T75" style:family="text">
      <style:text-properties fo:font-style="normal" officeooo:rsid="028f8279" style:font-style-asian="normal" style:font-style-complex="normal"/>
    </style:style>
    <style:style style:name="T76" style:family="text">
      <style:text-properties fo:font-style="normal" officeooo:rsid="0292ce8a" style:font-style-asian="normal" style:font-style-complex="normal"/>
    </style:style>
    <style:style style:name="T77" style:family="text">
      <style:text-properties officeooo:rsid="000a14f6"/>
    </style:style>
    <style:style style:name="T78" style:family="text">
      <style:text-properties officeooo:rsid="005714b7"/>
    </style:style>
    <style:style style:name="T79" style:family="text">
      <style:text-properties officeooo:rsid="00880dbe"/>
    </style:style>
    <style:style style:name="T80" style:family="text">
      <style:text-properties officeooo:rsid="007c6d62"/>
    </style:style>
    <style:style style:name="T81" style:family="text">
      <style:text-properties officeooo:rsid="01c4f176"/>
    </style:style>
    <style:style style:name="T82" style:family="text">
      <style:text-properties officeooo:rsid="03b4652d"/>
    </style:style>
    <style:style style:name="T83" style:family="text">
      <style:text-properties officeooo:rsid="04b50477"/>
    </style:style>
    <style:style style:name="T84" style:family="text">
      <style:text-properties officeooo:rsid="0473a949"/>
    </style:style>
    <style:style style:name="T85" style:family="text">
      <style:text-properties officeooo:rsid="0387836c"/>
    </style:style>
    <style:style style:name="T86" style:family="text">
      <style:text-properties officeooo:rsid="0003a8b9"/>
    </style:style>
    <style:style style:name="T87" style:family="text">
      <style:text-properties officeooo:rsid="01dff054"/>
    </style:style>
    <style:style style:name="T88" style:family="text">
      <style:text-properties officeooo:rsid="023c6ef8"/>
    </style:style>
    <style:style style:name="T89" style:family="text">
      <style:text-properties officeooo:rsid="023d2c84"/>
    </style:style>
    <style:style style:name="T90" style:family="text">
      <style:text-properties officeooo:rsid="023d86f1"/>
    </style:style>
    <style:style style:name="T91" style:family="text">
      <style:text-properties officeooo:rsid="023e4245"/>
    </style:style>
    <style:style style:name="T92" style:family="text">
      <style:text-properties style:font-name="EB Garamond 12 All SC"/>
    </style:style>
    <style:style style:name="T93" style:family="text">
      <style:text-properties style:font-name="EB Garamond 12 All SC" officeooo:rsid="055cbe0b"/>
    </style:style>
    <style:style style:name="T94" style:family="text">
      <style:text-properties officeooo:rsid="024586dc"/>
    </style:style>
    <style:style style:name="T95" style:family="text">
      <style:text-properties officeooo:rsid="02401e75"/>
    </style:style>
    <style:style style:name="T96" style:family="text">
      <style:text-properties officeooo:rsid="0245bf04"/>
    </style:style>
    <style:style style:name="T97" style:family="text">
      <style:text-properties officeooo:rsid="02466572"/>
    </style:style>
    <style:style style:name="T98" style:family="text">
      <style:text-properties officeooo:rsid="024700b6"/>
    </style:style>
    <style:style style:name="T99" style:family="text">
      <style:text-properties officeooo:rsid="024a2d97"/>
    </style:style>
    <style:style style:name="T100" style:family="text">
      <style:text-properties officeooo:rsid="024d1a04"/>
    </style:style>
    <style:style style:name="T101" style:family="text">
      <style:text-properties officeooo:rsid="024d6712"/>
    </style:style>
    <style:style style:name="T102" style:family="text">
      <style:text-properties officeooo:rsid="024dd5a4"/>
    </style:style>
    <style:style style:name="T103" style:family="text">
      <style:text-properties officeooo:rsid="02514054"/>
    </style:style>
    <style:style style:name="T104" style:family="text">
      <style:text-properties officeooo:rsid="0252e546"/>
    </style:style>
    <style:style style:name="T105" style:family="text">
      <style:text-properties officeooo:rsid="0253b40f"/>
    </style:style>
    <style:style style:name="T106" style:family="text">
      <style:text-properties officeooo:rsid="02587135"/>
    </style:style>
    <style:style style:name="T107" style:family="text">
      <style:text-properties officeooo:rsid="02566ff5"/>
    </style:style>
    <style:style style:name="T108" style:family="text">
      <style:text-properties officeooo:rsid="025ac7b9"/>
    </style:style>
    <style:style style:name="T109" style:family="text">
      <style:text-properties officeooo:rsid="025eb8fe"/>
    </style:style>
    <style:style style:name="T110" style:family="text">
      <style:text-properties officeooo:rsid="025ed6cf"/>
    </style:style>
    <style:style style:name="T111" style:family="text">
      <style:text-properties officeooo:rsid="025f2152"/>
    </style:style>
    <style:style style:name="T112" style:family="text">
      <style:text-properties officeooo:rsid="0260d016"/>
    </style:style>
    <style:style style:name="T113" style:family="text">
      <style:text-properties officeooo:rsid="02628e6a"/>
    </style:style>
    <style:style style:name="T114" style:family="text">
      <style:text-properties officeooo:rsid="026315e0"/>
    </style:style>
    <style:style style:name="T115" style:family="text">
      <style:text-properties officeooo:rsid="02662f79"/>
    </style:style>
    <style:style style:name="T116" style:family="text">
      <style:text-properties officeooo:rsid="02666dfa"/>
    </style:style>
    <style:style style:name="T117" style:family="text">
      <style:text-properties officeooo:rsid="02696437"/>
    </style:style>
    <style:style style:name="T118" style:family="text">
      <style:text-properties officeooo:rsid="026d186b"/>
    </style:style>
    <style:style style:name="T119" style:family="text">
      <style:text-properties officeooo:rsid="026f9756"/>
    </style:style>
    <style:style style:name="T120" style:family="text">
      <style:text-properties officeooo:rsid="0270f581"/>
    </style:style>
    <style:style style:name="T121" style:family="text">
      <style:text-properties officeooo:rsid="0273708b"/>
    </style:style>
    <style:style style:name="T122" style:family="text">
      <style:text-properties officeooo:rsid="02785990"/>
    </style:style>
    <style:style style:name="T123" style:family="text">
      <style:text-properties officeooo:rsid="027a1a23"/>
    </style:style>
    <style:style style:name="T124" style:family="text">
      <style:text-properties officeooo:rsid="027bd518"/>
    </style:style>
    <style:style style:name="T125" style:family="text">
      <style:text-properties officeooo:rsid="027be5f8"/>
    </style:style>
    <style:style style:name="T126" style:family="text">
      <style:text-properties officeooo:rsid="027c920e"/>
    </style:style>
    <style:style style:name="T127" style:family="text">
      <style:text-properties officeooo:rsid="027da0df"/>
    </style:style>
    <style:style style:name="T128" style:family="text">
      <style:text-properties officeooo:rsid="02824bd7"/>
    </style:style>
    <style:style style:name="T129" style:family="text">
      <style:text-properties officeooo:rsid="0282ffed"/>
    </style:style>
    <style:style style:name="T130" style:family="text">
      <style:text-properties officeooo:rsid="02840ccf"/>
    </style:style>
    <style:style style:name="T131" style:family="text">
      <style:text-properties officeooo:rsid="02858ce8"/>
    </style:style>
    <style:style style:name="T132" style:family="text">
      <style:text-properties officeooo:rsid="028c452f"/>
    </style:style>
    <style:style style:name="T133" style:family="text">
      <style:text-properties officeooo:rsid="028d08d3"/>
    </style:style>
    <style:style style:name="T134" style:family="text">
      <style:text-properties officeooo:rsid="028f827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81">Esser-</text:span>Skala, 201<text:span text:style-name="T81">9</text:span></text:p>
      <text:p text:style-name="P17"/>
      <text:p text:style-name="P17"/>
      <text:p text:style-name="P10">© 201<text:span text:style-name="T81">9</text:span> by Wolfgang <text:span text:style-name="T81">Esser-</text:span>Skala. This edition is licensed under the Creative Commons Attribution<text:span text:style-name="T79">-NonCommercial-ShareAlike</text:span> 4.0 International License. To view a copy of this license, visit http://creativecommons.org/licenses/by<text:span text:style-name="T80">-nc-sa</text:span>/4.0/. </text:p>
      <text:p text:style-name="P9"/>
      <text:p text:style-name="P11">Music engraving by LilyPond 2.18.0 (http://www.lilypond.org).<text:span text:style-name="T78"><text:line-break/>Front matter</text:span> typeset with EB Garamond (http://www.georgduffner.at/ebgaramond).</text:p>
      <text:p text:style-name="P17"/>
      <text:p text:style-name="P8">First <text:span text:style-name="T81">version</text:span>, <text:span text:style-name="T89">December</text:span> 201<text:span text:style-name="T81">9</text:span></text:p>
      <text:p text:style-name="P22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4">This edition <text:span text:style-name="T4">of the </text:span><text:span text:style-name="T3">Die Leiden Jesu</text:span><text:span text:style-name="T4"> </text:span>bases upon <text:span text:style-name="T83">a copy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88">https://digital.staatsbibliothek-berlin.de/werkansicht/?PPN=PPN72904369X<text:line-break/><text:tab/></text:span>(siglum<text:span text:style-name="T84"> </text:span>Mus.<text:span text:style-name="T88">ms. 18711/1</text:span>)</text:p>
      <text:p text:style-name="P3"/>
      <text:p text:style-name="P2">In general, this edition closely follows the <text:span text:style-name="T85">manuscript</text:span>. Any changes <text:span text:style-name="T77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/text:span></text:p>
      <text:p text:style-name="P20"/>
      <text:p text:style-name="P2"/>
      <text:p text:style-name="P6"><text:span text:style-name="T2">Mov.<text:tab/></text:span><text:span text:style-name="T1">Bar<text:tab/>Staff<text:tab/>Note</text:span><text:span text:style-name="T8"><text:tab/></text:span><text:span text:style-name="T13"><text:line-break/></text:span><text:span text:style-name="T21">1.3</text:span><text:span text:style-name="T11"><text:tab/></text:span><text:span text:style-name="T21">–</text:span><text:span text:style-name="T11"><text:tab/></text:span><text:span text:style-name="T21">org</text:span><text:span text:style-name="T9"><text:note text:id="ftn1" text:note-class="footnote"><text:note-citation>1</text:note-citation><text:note-body><text:p text:style-name="P24">Abbreviations: Ms, manuscript;<text:span text:style-name="T88"> </text:span>org, organ; <text:span text:style-name="T87">r, rest; </text:span>vl, violin<text:span text:style-name="T87">; vla, viola</text:span>.</text:p></text:note-body></text:note></text:span><text:span text:style-name="T11"><text:tab/></text:span><text:span text:style-name="T21">bass figures missing in Ms</text:span><text:span text:style-name="T31"><text:line-break/>1.5<text:tab/>–<text:tab/>org<text:tab/></text:span><text:span text:style-name="T21">bass figures missing in Ms</text:span><text:span text:style-name="T33"><text:line-break/></text:span><text:span text:style-name="T31">1.</text:span><text:span text:style-name="T33">7</text:span><text:span text:style-name="T31"><text:tab/>–<text:tab/>org<text:tab/></text:span><text:span text:style-name="T21">bass figures missing in Ms</text:span><text:span text:style-name="T42"><text:line-break/>2.2</text:span><text:span text:style-name="T31"><text:tab/>–<text:tab/>org<text:tab/></text:span><text:span text:style-name="T42">in the Ms, </text:span><text:span text:style-name="T21">bass figures </text:span><text:span text:style-name="T42">only appear in bars 14 and 15</text:span><text:span text:style-name="T47"><text:line-break/>2.3</text:span><text:span text:style-name="T31"><text:tab/>–<text:tab/>org<text:tab/></text:span><text:span text:style-name="T21">bass figures missing in Ms</text:span><text:span text:style-name="T47"><text:line-break/>2.4</text:span><text:span text:style-name="T31"><text:tab/>–<text:tab/>org<text:tab/></text:span><text:span text:style-name="T21">bass figures missing in Ms</text:span><text:span text:style-name="T49"><text:line-break/></text:span><text:span text:style-name="T47">2.</text:span><text:span text:style-name="T49">5</text:span><text:span text:style-name="T31"><text:tab/>–<text:tab/>org<text:tab/></text:span><text:span text:style-name="T21">bass figures missing in Ms</text:span><text:span text:style-name="T54"><text:line-break/></text:span><text:span text:style-name="T47">2.</text:span><text:span text:style-name="T54">7</text:span><text:span text:style-name="T31"><text:tab/>–<text:tab/>org<text:tab/></text:span><text:span text:style-name="T21">bass figures missing in Ms</text:span><text:span text:style-name="T62"><text:line-break/>2.8<text:tab/></text:span><text:span text:style-name="T31">–<text:tab/>org<text:tab/></text:span><text:span text:style-name="T42">in the Ms, </text:span><text:span text:style-name="T21">bass figures </text:span><text:span text:style-name="T42">only appear in bars 1</text:span><text:span text:style-name="T62">, 2, </text:span><text:span text:style-name="T63">6</text:span><text:span text:style-name="T64"> to 10,</text:span><text:span text:style-name="T65"> and 45 to 48</text:span><text:span text:style-name="T11"><text:line-break/></text:span><text:span text:style-name="T13"><text:line-break/></text:span><text:span text:style-name="T12"><text:line-break/></text:span><text:span text:style-name="T10"><text:line-break/><text:line-break/><text:line-break/></text:span><text:span text:style-name="T86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olle-die-leiden-jesu-WacR-III-8). Your help will be greatly appreciated.</text:span></text:p>
      <text:p text:style-name="P7"/>
      <text:p text:style-name="P7"/>
      <text:p text:style-name="P7"><text:span text:style-name="T6">Salzburg, </text:span><text:span text:style-name="T14">December</text:span><text:span text:style-name="T6"> 201</text:span><text:span text:style-name="T7">9</text:span><text:line-break/>Wolfgang <text:span text:style-name="T82">Esser-</text:span>Skala</text:p>
      <text:p text:style-name="P23"><text:line-break/>C O N T E N T S</text:p>
      <text:p text:style-name="P19"/>
      <text:p text:style-name="P15">Der Dichter dieſes Drama’s hat ſehr weislich die Morgenſtunde gewählt,<text:line-break/>wo Jeruſalems Einwohner im Tumult ſich dem Schauplatze nähern,<text:line-break/>wo der damalige Richter, Pontius Pilatus den ihm überantworteten Jeſum richten ſollte.<text:line-break/>Einen ſo eben zum Oſterfeſte wandernden Fremdlich fällt dieſes Hinzuſtrömen des Volkes auf,<text:line-break/>und wendet ſich fragend an jemand, welches aber gerade einer von denen war,<text:line-break/>an welche Jeſus Wunder gethan hatte, und hiermit fängt ſich das Drama an.</text:p>
      <text:p text:style-name="P15"/>
      <text:p text:style-name="P15"/>
      <text:p text:style-name="P15"/>
      <text:p text:style-name="P21">p e r s o n e n <text:s text:c="2"/>d e s <text:s text:c="2"/>s t ü c k s <text:s text:c="2"/>s i n d :</text:p>
      <text:p text:style-name="P15"/>
      <text:p text:style-name="P16">Der Fremdling.<text:line-break/>Der Blindgebohrne.<text:line-break/>Judas.<text:line-break/>Petrus.<text:line-break/>Pilatus.<text:line-break/>Kaiphas.<text:line-break/>Joſeph von Arimathia.<text:line-break/>Nikodemus.<text:line-break/>Johannes der Liebling Jeſu.<text:line-break/>Maria die Mutter Jeſu.<text:line-break/>Maria Magdalena.<text:line-break/>Ein Prieſter.<text:line-break/>Der Hauptmann von der römiſchen Schaarwache.<text:line-break/>Volk, Prieſter, Freunde und Freundinnen Jeſu.<text:line-break/></text:p>
      <text:p text:style-name="P16"/>
      <text:p text:style-name="P16"/>
      <text:p text:style-name="P14"><text:span text:style-name="T93">e</text:span><text:span text:style-name="T92"> r s t e r <text:s text:c="2"/>T H e i l</text:span></text:p>
      <text:p text:style-name="P12"/>
      <text:p text:style-name="P13">Act: 1<text:span text:style-name="T108">.</text:span></text:p>
      <text:p text:style-name="P12"/>
      <text:p text:style-name="P25">1<text:span text:style-name="T91">.1</text:span><text:tab/>Choral: Der Du voll Blut und Wunden<text:tab/>1<text:line-break/><text:line-break/><text:span text:style-name="T90">Chor<text:tab/></text:span><text:span text:style-name="T6">Der Du voll Blut und Wunden</text:span><text:span text:style-name="T15"><text:line-break/><text:tab/></text:span><text:span text:style-name="T6">für uns am Kreuze ſtarbſt</text:span><text:span text:style-name="T15"><text:line-break/><text:tab/></text:span><text:span text:style-name="T16">u</text:span><text:span text:style-name="T6">nd unſern letzten Stunden</text:span><text:span text:style-name="T15"><text:line-break/><text:tab/></text:span><text:span text:style-name="T16">d</text:span><text:span text:style-name="T6">en größten Troſt erwarbſt</text:span><text:span text:style-name="T16">,</text:span><text:span text:style-name="T15"><text:line-break/><text:tab/></text:span><text:span text:style-name="T16">d</text:span><text:span text:style-name="T6">er </text:span><text:span text:style-name="T16">D</text:span><text:span text:style-name="T6">u </text:span><text:span text:style-name="T16">D</text:span><text:span text:style-name="T6">ein theures Leben,</text:span><text:span text:style-name="T15"><text:line-break/><text:tab/></text:span><text:span text:style-name="T16">n</text:span><text:span text:style-name="T6">och eh ich war, auch mir</text:span><text:span text:style-name="T15"><text:line-break/><text:tab/></text:span><text:span text:style-name="T16">z</text:span><text:span text:style-name="T6">ur Rettung hingegeben,</text:span><text:span text:style-name="T15"><text:line-break/><text:tab/></text:span><text:span text:style-name="T16">m</text:span><text:span text:style-name="T6">ein Heil</text:span><text:span text:style-name="T16">,</text:span><text:span text:style-name="T6"> wie dank ich Dir</text:span><text:span text:style-name="T16">.</text:span></text:p>
      <text:p text:style-name="P25"/>
      <text:p text:style-name="P25"/>
      <text:p text:style-name="P26"><text:span text:style-name="T95">1.2<text:tab/>Recitativ: Wohin eilt ganz Juda ſo früh?<text:tab/>1</text:span><text:span text:style-name="T17"><text:line-break/><text:line-break/></text:span><text:span text:style-name="T94">Fremdling</text:span><text:span text:style-name="T17"><text:tab/>Wohin eilt ganz Juda ſo früh?</text:span><text:span text:style-name="T18"><text:line-break/><text:tab/>Wohin ſtrömt die Menge des Volks?<text:line-break/><text:line-break/><text:line-break/></text:span><text:soft-page-break/><text:span text:style-name="T96">Blind-</text:span><text:span text:style-name="T18"><text:tab/>Weißeſt du nicht die Geſchichte dieſer Nacht?<text:line-break/></text:span><text:span text:style-name="T96">gebohrner</text:span><text:span text:style-name="T18"><text:tab/>Kennſt du nicht Jeſum den Propheten Gottes?<text:line-break/><text:tab/>Ach! den Frommen! den Gerechten haben unſre Oberſten ergriffen,<text:line-break/><text:tab/>und Pilatus übergeben.</text:span><text:span text:style-name="T19"><text:line-break/><text:line-break/></text:span><text:span text:style-name="T97">Fremdling</text:span><text:span text:style-name="T19"><text:tab/>Mir hat auch der Ruf die Weisheit<text:line-break/><text:tab/>und die Wunder Jeſu nicht verſchwiegen,<text:line-break/><text:tab/>ob ich gleich vom fernen Euphrat komme.<text:line-break/><text:tab/>Doch was that er, der Prophet?</text:span><text:span text:style-name="T20"><text:line-break/><text:line-break/></text:span><text:span text:style-name="T98">Blindgeb.</text:span><text:span text:style-name="T20"><text:tab/>Was er that?<text:line-break/><text:tab/>den Kranken gab er Geſundheit,<text:line-break/><text:tab/>gab den Lahmen Füße,<text:line-break/><text:tab/>Augen den Blinden.</text:span></text:p>
      <text:p text:style-name="P26"/>
      <text:p text:style-name="P26"/>
      <text:p text:style-name="P27"><text:span text:style-name="T98">1</text:span>.3<text:span text:style-name="T106"><text:tab/></text:span>Aria: Gram lag auf mir und Finſterniß.<text:tab/>1<text:span text:style-name="T6"><text:line-break/><text:line-break/></text:span>Blindgeb.<text:span text:style-name="T6"><text:tab/>Gram lag auf mir und Finſterniß.<text:line-break/><text:tab/>Er ſchuf mir Sonn und Freuden,<text:line-break/><text:tab/>und ſein allmächtig Wort entriß mich<text:line-break/><text:tab/>ſchnell der Blindheit Leiden.<text:line-break/><text:tab/>Er, dem mein Auge Dank geweint,<text:line-break/><text:tab/>iſt ſchuldlos und ein Menſchenfreund.</text:span></text:p>
      <text:p text:style-name="P27"/>
      <text:p text:style-name="P27"/>
      <text:p text:style-name="P28">1.4<text:span text:style-name="T106"><text:tab/></text:span>Recitativ: Und darum verklagten ihn<text:span text:style-name="T100"> die Väter</text:span>?<text:tab/>1<text:span text:style-name="T22"><text:line-break/><text:line-break/></text:span><text:span text:style-name="T99">Fremdling</text:span><text:span text:style-name="T22"><text:tab/></text:span><text:span text:style-name="T6">Und darum verklagten ihn</text:span><text:span text:style-name="T23"> die Väter</text:span><text:span text:style-name="T6">?</text:span><text:span text:style-name="T24"><text:line-break/><text:line-break/></text:span><text:span text:style-name="T101">Blindgeb.</text:span><text:span text:style-name="T24"><text:tab/>Seine Wunder haben ſie beleidigt,<text:line-break/><text:tab/>alles Volk folgt dem Propheten,<text:line-break/><text:tab/>holet im Triumph ihn ein,<text:line-break/><text:tab/>ſinget laut ihm Hoſianna,<text:line-break/><text:tab/>ſiehe, das entflammt den Neid,<text:line-break/><text:tab/>der die Rache wecket,<text:line-break/><text:tab/>daß er ihre übertünchten Laſter,<text:line-break/><text:tab/>ihre ſeine Heucheley<text:line-break/><text:tab/>oft vor tauſend Zeugen rügte.<text:line-break/><text:tab/>Ihrer Wuth gelangs in dieſer Nacht<text:line-break/><text:tab/>ihn zu greifen, und zu feßeln.<text:line-break/><text:tab/>Mit dem erſten Sonnenlichte<text:line-break/><text:tab/>eilten ſie hin zu Pilatus,<text:line-break/><text:tab/>klagten ihn des Aufruhrs an.<text:line-break/><text:tab/>Jetzt iſt er im Richthaus mit Pilatus.</text:span><text:span text:style-name="T25"><text:line-break/><text:line-break/></text:span><text:span text:style-name="T102">Fremdling</text:span><text:span text:style-name="T25"><text:tab/>Aber hat er Todten auferwecket<text:line-break/><text:tab/>und das Auge dir geschaffen –<text:line-break/><text:tab/>ſprich, wie kann er leiden?<text:line-break/><text:line-break/></text:span><text:span text:style-name="T102">Blindgeb.</text:span><text:span text:style-name="T25"><text:tab/>Mir ſchuf er das Auge:<text:line-break/><text:tab/>aber dieſe Leiden ſind mir dunkel, Freund, wie dir.<text:line-break/><text:tab/>Dort kömmt ſeiner Jünger einer.<text:line-break/><text:tab/>Finſter iſt ſein Angeſicht.<text:line-break/><text:tab/>Iſt das Judas? Ja er iſts?<text:line-break/></text:span><text:soft-page-break/><text:span text:style-name="T25"><text:tab/>Juda! Gieb uns Unterricht,<text:line-break/><text:tab/>warum leidet der Prophet?</text:span><text:span text:style-name="T26"><text:line-break/><text:line-break/></text:span><text:span text:style-name="T103">Judas</text:span><text:span text:style-name="T26"><text:tab/>Ha! Er leidet– weil ich ihn verrieth.</text:span></text:p>
      <text:p text:style-name="P28"/>
      <text:p text:style-name="P28"/>
      <text:p text:style-name="P30"><text:span text:style-name="T103">1.5<text:tab/>Aria: Wer faßt die Zahl<text:tab/>1</text:span><text:span text:style-name="T27"><text:line-break/><text:line-break/></text:span><text:span text:style-name="T104">Judas</text:span><text:span text:style-name="T28"><text:tab/>Wer faßt die Zahl na</text:span><text:span text:style-name="T29">h</text:span><text:span text:style-name="T28">mnloſer Quaal,<text:line-break/><text:tab/>die auf mein Haupt ſich häuft.<text:line-break/><text:tab/>Entflieh, Verbrecher, entflieh dem Rächer,<text:line-break/><text:tab/>des Schrecken dich ergreift.<text:line-break/><text:tab/>Entflieh der Todten Geiſt, er folget dir</text:span><text:span text:style-name="T30">,</text:span><text:span text:style-name="T28"><text:line-break/><text:tab/></text:span><text:span text:style-name="T30">ſ</text:span><text:span text:style-name="T28">tirb! Todt und Vernichtung mir.</text:span></text:p>
      <text:p text:style-name="P29"/>
      <text:p text:style-name="P29"/>
      <text:p text:style-name="P31"><text:span text:style-name="T105">1</text:span>.6<text:span text:style-name="T106"><text:tab/></text:span>Recitativ:<text:span text:style-name="T106"> </text:span>Faßt dich Entſetzen?<text:tab/>1<text:span text:style-name="T6"><text:line-break/><text:line-break/></text:span>Fremdling<text:span text:style-name="T6"><text:tab/>Faßt dich Entſetzen?<text:line-break/><text:line-break/></text:span>Blindgeb.<text:span text:style-name="T6"><text:tab/>Ich verſtumme! doch iſt</text:span><text:span text:style-name="T32"> er ein lauter Zeuge,<text:line-break/><text:tab/>daß die Leiden des Propheten unverſchuldet ſind.<text:line-break/><text:tab/>Dort reißt ſich aus dem Gedränge<text:line-break/><text:tab/>noch ein andrer ſeiner Jünger wehmuthsvoll hervor:<text:line-break/><text:tab/>Petrus iſts! Er war bey Jeſu, als er mir die Sonne ſchuf.<text:line-break/><text:tab/>Nieder ſinkt ſein Blick; in ſich gekehrt eilt er vorüber. –<text:line-break/><text:tab/>Petrus, Petrus höre mich!</text:span></text:p>
      <text:p text:style-name="P31"/>
      <text:p text:style-name="P31"/>
      <text:p text:style-name="P32"><text:span text:style-name="T107">1</text:span>.7<text:tab/>Aria: Laß mich dieſen bangen Stunden<text:tab/>1<text:span text:style-name="T6"><text:line-break/><text:line-break/></text:span>Petrus<text:span text:style-name="T6"><text:tab/>Laß mich dieſen bangen Stunden,<text:line-break/><text:tab/>laß mich meiner Seele Wunden,<text:line-break/><text:tab/>meiner Angſt laß mich entfliehn.<text:line-break/><text:tab/>Laß mein Leben mich verweinen,<text:line-break/><text:tab/>ich bin nicht mehr von den Seinen,<text:line-break/><text:tab/>ach, verläugnet hab ich ihn.</text:span></text:p>
      <text:p text:style-name="P44"/>
      <text:p text:style-name="P44"/>
      <text:p text:style-name="P46">❦</text:p>
      <text:p text:style-name="P33"/>
      <text:p text:style-name="P33"/>
      <text:p text:style-name="P48">Act: 2.</text:p>
      <text:p text:style-name="P33"/>
      <text:p text:style-name="P34">2.1<text:tab/>Recitativ: Hilf du ihm! Gott Abrahams!<text:tab/>1<text:span text:style-name="T6"><text:line-break/><text:line-break/></text:span>Blindgeb.<text:span text:style-name="T6"><text:tab/>Hilf du ihm! Gott Abrahams!<text:line-break/><text:tab/>Ach, er iſt von allen,<text:line-break/><text:tab/>auch von Freunden, die er liebte,<text:line-break/><text:tab/>die ſein Leben, ſeine Wunde</text:span><text:span text:style-name="T34">r</text:span><text:span text:style-name="T6"> ſahen,<text:line-break/><text:tab/>die ſein Mund gelehrt, verlaßen!</text:span><text:span text:style-name="T35"><text:line-break/><text:line-break/></text:span><text:span text:style-name="T109">Fremdling</text:span><text:span text:style-name="T35"><text:tab/>Alles Volk iſt in Bewegung.</text:span><text:span text:style-name="T36"><text:line-break/><text:line-break/><text:line-break/></text:span><text:soft-page-break/><text:span text:style-name="T110">Blindgeb.</text:span><text:span text:style-name="T36"><text:tab/>Ja! Pilatus ſteigt mit Jeſu auf den Richtſtuhl.<text:line-break/><text:tab/>Welche Hoheit! welche Ruh im Antlitz Jeſu,<text:line-break/><text:tab/>vor ihm ſtehn ergrimmt die Väter.<text:line-break/><text:tab/>Welches Urtheil wird der Römer ſprechen!</text:span><text:span text:style-name="T37"><text:line-break/><text:line-break/></text:span><text:span text:style-name="T111">Pilatus</text:span><text:span text:style-name="T37"><text:tab/>Jhr brachtet dieſen Menſchen mir,<text:line-break/><text:tab/>und klagtet ihn des Aufruhrs an.<text:line-break/><text:tab/>Jch hab ihn ſcharf verhört,<text:line-break/><text:tab/>und finde der Sache nicht ihn ſchuldig.<text:line-break/><text:tab/>Jſraeliten höret mich.<text:line-break/><text:tab/>Zu meiner Linken ſtehet ein Mörder, Barrabas!<text:line-break/><text:tab/>zu meiner Rechten </text:span><text:span text:style-name="T38">euer</text:span><text:span text:style-name="T37"> Jeſus!<text:line-break/><text:tab/>Jhr wißt, ich geb an dieſem Feſte</text:span><text:span text:style-name="T38"><text:line-break/><text:tab/>e</text:span><text:span text:style-name="T37">uch der Gefangnen Einen loß.<text:line-break/><text:tab/>Welchen ſoll ich </text:span><text:span text:style-name="T38">euch </text:span><text:span text:style-name="T37">geben</text:span><text:span text:style-name="T38">?</text:span><text:span text:style-name="T39"><text:line-break/><text:line-break/></text:span><text:span text:style-name="T112">Kaiphas</text:span><text:span text:style-name="T39"><text:tab/>Jſraeliten!<text:line-break/><text:tab/>Dieſen Jeſum habt ihr Abraham läſtern gehört,<text:line-break/><text:tab/>Moſis Geſetz entweihen geſehn,<text:line-break/><text:tab/>habt gehört, daß er dem Tempel<text:line-break/><text:tab/>ſeinen Untergang verkündet:<text:line-break/><text:tab/>Rächet an ihm das Geſetz,<text:line-break/><text:tab/>und den Tempel Gottes.</text:span><text:span text:style-name="T40"><text:line-break/><text:line-break/></text:span><text:span text:style-name="T113">Pilatus</text:span><text:span text:style-name="T40"><text:tab/>Redet! wen ſoll ich euch geben?<text:line-break/><text:tab/>Jeſus oder Barrabas?</text:span><text:span text:style-name="T41"><text:line-break/><text:line-break/></text:span><text:span text:style-name="T114">Chor des Volks</text:span><text:span text:style-name="T41"><text:tab/>Barrabas, Barrabas!<text:line-break/><text:line-break/></text:span><text:span text:style-name="T114">Pilatus</text:span><text:span text:style-name="T41"><text:tab/>Was mach ich mit dieſem Jeſu?</text:span></text:p>
      <text:p text:style-name="P34"/>
      <text:p text:style-name="P34"/>
      <text:p text:style-name="P36">2.2<text:tab/>Chor: Kreutzigen laß ihn<text:tab/>1<text:line-break/><text:line-break/>Chor d<text:span text:style-name="T115">es</text:span> Volks<text:span text:style-name="T6"><text:tab/>Kreutzigen laß ihn</text:span><text:span text:style-name="T44">.</text:span><text:span text:style-name="T43"><text:line-break/><text:line-break/></text:span><text:span text:style-name="T115">Pilatus</text:span><text:span text:style-name="T43"><text:tab/>Er iſt nicht des Todes ſchuldig!<text:line-break/><text:line-break/></text:span>Chor d<text:span text:style-name="T115">es</text:span> Volks<text:span text:style-name="T6"><text:tab/>Kreutzigen laß ihn</text:span><text:span text:style-name="T44">.</text:span></text:p>
      <text:p text:style-name="P36"/>
      <text:p text:style-name="P36"/>
      <text:p text:style-name="P37"><text:span text:style-name="T116">2</text:span>.3<text:tab/>Aria<text:span text:style-name="T117">, Chor</text:span>: <text:span text:style-name="T118">J</text:span>ch waſche meine Hände rein<text:tab/>1<text:span text:style-name="T6"><text:line-break/><text:line-break/></text:span>Pilatus<text:span text:style-name="T6"><text:tab/></text:span><text:span text:style-name="T48">J</text:span><text:span text:style-name="T45">ch waſche meine Hände rein,<text:line-break/><text:tab/>ich will unſchuldig seyn<text:line-break/><text:tab/>am Tode dieſes Frommen!<text:line-break/><text:tab/>Es müße des Gerechten Blut<text:line-break/><text:tab/>nur dir allein, du Volk voll Wuth,<text:line-break/><text:tab/>nur dir zu Schulden kommen.</text:span><text:span text:style-name="T46"><text:line-break/><text:line-break/></text:span><text:span text:style-name="T117">Chor des Volks</text:span><text:span text:style-name="T46"><text:tab/>Über uns komme ſein Blut<text:line-break/><text:tab/>und über unſre Kinder.</text:span></text:p>
      <text:p text:style-name="P50">2.4<text:span text:style-name="T118"><text:tab/></text:span>Choral: O Chriſt, denk ohne Schauder nie<text:tab/>1<text:span text:style-name="T6"><text:line-break/></text:span><text:line-break/>Chor<text:span text:style-name="T6"><text:tab/>O Chriſt, denk ohne Schauder nie<text:line-break/><text:tab/>an dieſe Wuth der Sünder.<text:line-break/><text:tab/>Du ſprichſt, die Rache ſtrafte ſie,<text:line-break/><text:tab/>und ſtraft noch ihre Kinder.<text:line-break/><text:tab/>O Seele, denkſt du auch dabey<text:line-break/><text:tab/>an deine Sünden! biſt du frey<text:line-break/><text:tab/>von Schuld am Tode Jeſu.</text:span></text:p>
      <text:p text:style-name="P38"/>
      <text:p text:style-name="P38"/>
      <text:p text:style-name="P39">2.5<text:tab/>Chor: Wer kann des Frommen Leiden faßen<text:tab/>1<text:span text:style-name="T6"><text:line-break/><text:line-break/></text:span>Chor der<text:span text:style-name="T50"><text:tab/></text:span><text:span text:style-name="T51">Wer kann des Frommen Leiden faßen?<text:line-break/></text:span><text:span text:style-name="T119">Freunde Jeſu</text:span><text:span text:style-name="T50"><text:tab/></text:span><text:span text:style-name="T51">Gott Jacobs, haſt du ihn verlaßen,<text:line-break/><text:tab/>den Menſchenfreund und deinen Freund.<text:line-break/><text:tab/>Ein leiſer Laut iſt unſre Stimme.<text:line-break/><text:tab/>Sie hören nichts in ihrem Grimme,<text:line-break/><text:tab/>ſehn nicht das Auge, das ihn weint.<text:line-break/><text:tab/>Du Herr erhörſt auch dieſes Flehen.<text:line-break/><text:tab/>O eile du, ihm beyzuſtehen.</text:span></text:p>
      <text:p text:style-name="P39"/>
      <text:p text:style-name="P39"/>
      <text:p text:style-name="P40"><text:span text:style-name="T120">2</text:span>.6<text:tab/>Recitativ: Höreſt du das Häuflein ſchwacher Freunde?<text:tab/>i<text:span text:style-name="T6"><text:line-break/><text:line-break/></text:span>Blindgeb.<text:span text:style-name="T6"><text:tab/>Höreſt du das Häuflein ſchwacher Freunde?</text:span><text:span text:style-name="T52"><text:line-break/><text:tab/>Ach, ſie klagen den Propheten Gottes!<text:line-break/><text:tab/>Aber, welches Ohr iſt nicht verſchloßen<text:line-break/><text:tab/>des Mitleids Stimm im Sturm der Leidenſchaft!<text:line-break/><text:line-break/></text:span><text:span text:style-name="T121">Fremdling</text:span><text:span text:style-name="T52"><text:tab/>Wo iſt Jeſus?<text:line-break/><text:line-break/></text:span><text:span text:style-name="T121">Blindgeb.</text:span><text:span text:style-name="T52"><text:tab/>Sahſt du nicht</text:span><text:span text:style-name="T53">,</text:span><text:span text:style-name="T52"> wie Kriegesknechte<text:line-break/><text:tab/>ſich um ihn verſammelten?<text:line-break/><text:tab/>Jhn hat Pilatus, gleich Verbrechern,<text:line-break/><text:tab/>der Geißel übergeben.<text:line-break/><text:tab/>Jch irre nicht: dort ſteigt er mit dem Römer<text:line-break/><text:tab/>das Tribunal herauf.<text:line-break/><text:tab/>Jhr Engel Gottes! welch ein Anblick!</text:span></text:p>
      <text:p text:style-name="P40"/>
      <text:p text:style-name="P40"/>
      <text:p text:style-name="P41"><text:span text:style-name="T121">2</text:span>.7<text:tab/>Duett: Ein Purpur, eine Dornenkrone<text:tab/>1<text:span text:style-name="T6"><text:line-break/><text:line-break/></text:span>Blindgeb.<text:span text:style-name="T55"><text:tab/>Ein Purpur, eine Dornenkrone,<text:line-break/><text:tab/>ihm aufgeſetzt vom bittern Hohne,<text:line-break/><text:tab/>Blut rinnt die Schläf herab.</text:span><text:span text:style-name="T56"><text:line-break/><text:line-break/></text:span><text:span text:style-name="T122">Fremdling</text:span><text:span text:style-name="T56"><text:tab/>Ein Rohr trägt er in ſeiner Rechten,<text:line-break/><text:tab/>das ſchnöder Spott von niedern Knechten<text:line-break/><text:tab/>in ſeine Hand ihm gab.</text:span><text:span text:style-name="T57"><text:line-break/><text:line-break/></text:span><text:span text:style-name="T123">Blindgeb.</text:span><text:span text:style-name="T57"><text:tab/>Jhr, die ihr keinen Frevel ſcheuet,</text:span><text:span text:style-name="T58"><text:line-break/><text:line-break/></text:span><text:span text:style-name="T124">Fremdling</text:span><text:span text:style-name="T58"><text:tab/>ihr, die ihr euch des Frevels freuet,</text:span><text:span text:style-name="T59"><text:line-break/><text:line-break/></text:span><text:soft-page-break/><text:span text:style-name="T125">beide</text:span><text:span text:style-name="T59"><text:tab/>ihr wißt nicht, wen ihr ſchmäht.</text:span><text:span text:style-name="T60"><text:line-break/><text:line-break/></text:span><text:span text:style-name="T126">Blindgeb.</text:span><text:span text:style-name="T60"><text:tab/>Jhn rächet einſt der Gott der Götter.<text:line-break/><text:line-break/></text:span><text:span text:style-name="T126">Fremdling</text:span><text:span text:style-name="T60"><text:tab/>Er rufet einſt in einem Wetter:</text:span><text:span text:style-name="T61"><text:line-break/><text:line-break/></text:span><text:span text:style-name="T127">beide</text:span><text:span text:style-name="T61"><text:tab/>Wo iſt, o Juda, dein Prophet?</text:span></text:p>
      <text:p text:style-name="P41"/>
      <text:p text:style-name="P41"/>
      <text:p text:style-name="P42"><text:span text:style-name="T127">2</text:span>.8<text:tab/>Recitativ, Chor: Jhr Väter Jſraels ſeht<text:tab/>1<text:span text:style-name="T6"><text:line-break/><text:line-break/></text:span>Pilatus<text:span text:style-name="T6"><text:tab/>Jhr Väter Jſraels ſeht, welch ein Menſch!</text:span><text:span text:style-name="T66"><text:line-break/><text:line-break/></text:span><text:span text:style-name="T128">Chor der</text:span><text:span text:style-name="T66"><text:tab/>Kreutzige ihn</text:span><text:span text:style-name="T67">,</text:span><text:span text:style-name="T66"><text:line-break/></text:span><text:span text:style-name="T128">Prieſter</text:span><text:span text:style-name="T66"><text:tab/></text:span><text:span text:style-name="T67">k</text:span><text:span text:style-name="T66">reutzige ihn!</text:span><text:span text:style-name="T67"><text:line-break/><text:line-break/></text:span><text:span text:style-name="T129">Pilatus</text:span><text:span text:style-name="T67"><text:tab/></text:span><text:span text:style-name="T68">Kann nur ſein Tod den heißen Durſt<text:line-break/><text:tab/>nach ſeinem Blute ſtillen,<text:line-break/><text:tab/>ſo kreutziget ihn ſelber,<text:line-break/><text:tab/>er iſt nicht ſchuldig.</text:span><text:span text:style-name="T69"><text:line-break/><text:line-break/></text:span><text:span text:style-name="T130">Chor der</text:span><text:span text:style-name="T69"><text:tab/>Läßeſt du dieſen l</text:span><text:span text:style-name="T72">o</text:span><text:span text:style-name="T69">s,<text:line-break/></text:span><text:span text:style-name="T130">Prieſter</text:span><text:span text:style-name="T69"><text:tab/>biſt du des Kayſers Freund nicht.<text:line-break/><text:tab/>Wer ſich ſelber zum Könige macht,<text:line-break/><text:tab/>der iſt wider den Kayser.</text:span><text:span text:style-name="T70"><text:line-break/><text:line-break/></text:span><text:span text:style-name="T131">Pilatus</text:span><text:span text:style-name="T70"><text:tab/>Jhr wollts, ihr wollts! ihr Wüthenden!<text:line-break/><text:tab/>ſo werd er denn gekreutziget,</text:span><text:span text:style-name="T71"><text:line-break/><text:tab/>gekreutzigt </text:span><text:span text:style-name="T70">euer König.</text:span></text:p>
      <text:p text:style-name="P42"/>
      <text:p text:style-name="P42"/>
      <text:p text:style-name="P43"><text:span text:style-name="T131">2</text:span>.9<text:tab/>Choral: Seht! welch ein Menſch, ach, ſeht!<text:tab/>1<text:span text:style-name="T6"><text:line-break/><text:line-break/></text:span>Chor<text:span text:style-name="T6"><text:tab/>Seht! welch ein Menſch, ach, ſeht!<text:line-break/><text:tab/>Schmerzhafte Dornen krönen<text:line-break/><text:tab/>ſein majeſtätiſch Haupt,<text:line-break/><text:tab/>doch mag die Welt dich höhnen.<text:line-break/><text:tab/>Mein Jeſus, mir bleibſt du<text:line-break/><text:tab/>ein König auch noch hier.<text:line-break/><text:tab/>Voll Ehrerbietigkeit<text:line-break/><text:tab/>beug ich die Knie vor dir.<text:line-break/><text:line-break/><text:tab/>Seht! welch ein Menſch! er muß<text:line-break/><text:tab/>vom Rohrſtab frech zerſchlagen<text:line-break/><text:tab/>noch in der eignen Hand<text:line-break/><text:tab/>des Frevlers Werkzeug tragen.<text:line-break/><text:tab/>Ach wißt, daß dieſe Hand<text:line-break/><text:tab/>ein eiſern Zepter trägt.<text:line-break/><text:tab/>Sorgt, Frevler, daß ſie euch<text:line-break/><text:tab/>nicht einſt im Zorn zerſchlägt.<text:line-break/><text:tab/><text:line-break/><text:tab/>Seht! welch ein Menſch! mein Herz<text:line-break/><text:tab/>im Leibe will mir brechen,<text:line-break/><text:tab/>ob dieſe Leiden ſchon<text:line-break/><text:tab/>mir ewgen Preis verſprechen.<text:line-break/></text:span><text:soft-page-break/><text:span text:style-name="T6">Herr! ich kan ihrer nie<text:line-break/>mich ohne Wehmuth freun.<text:line-break/>Ach, laß mich ja für dich<text:line-break/>nie Spott und Schande ſcheun.</text:span></text:p>
      <text:p text:style-name="P45"/>
      <text:p text:style-name="P45"/>
      <text:p text:style-name="P47">❦</text:p>
      <text:p text:style-name="P35"/>
      <text:p text:style-name="P35"/>
      <text:p text:style-name="P49">Act: <text:span text:style-name="T132">3</text:span>.</text:p>
      <text:p text:style-name="P35"/>
      <text:p text:style-name="P51"><text:span text:style-name="T132">3</text:span>.1<text:tab/>Recitativ<text:span text:style-name="T133">, Arioso</text:span>: <text:span text:style-name="T132">Sie führen! ach! ſie führen ihn zum Tode<text:tab/>1</text:span><text:span text:style-name="T73"><text:line-break/><text:line-break/></text:span><text:span text:style-name="T132">Blindgeb.</text:span><text:span text:style-name="T74"><text:tab/>Sie führen! ach! ſie führen ihn zum Tode!<text:line-break/><text:tab/>Er ſoll ſterben, er, den ich ſagen hörte:<text:line-break/><text:tab/></text:span><text:span text:style-name="T75">„</text:span><text:span text:style-name="T74">Einſt kommt die Stunde, in welcher alle,<text:line-break/><text:tab/>die in den ſtillen Gräbern ſchlafen,<text:line-break/><text:tab/>des Menſchenſohnes Stimme hören<text:line-break/><text:tab/>und gehn hervor.</text:span><text:span text:style-name="T75">“</text:span></text:p>
      <text:p text:style-name="P51"/>
      <text:p text:style-name="P51"/>
      <text:p text:style-name="P52"><text:span text:style-name="T134">3</text:span>.2<text:tab/>Aria: Jeſus Chriſtus wird das Leben<text:tab/>1<text:span text:style-name="T6"><text:line-break/><text:line-break/></text:span>Blindgeb.<text:span text:style-name="T6"><text:tab/>Jeſus Chriſtus wird das Leben<text:line-break/><text:tab/>allen Todten wiedergeben,<text:line-break/><text:tab/>und der Staub ſoll auferſtehn.<text:line-break/><text:tab/>Auferſtehn, nicht mehr zu ſterben,<text:line-break/><text:tab/>und des Vaters Reich zu erben,<text:line-break/><text:tab/>mit ihm hin zum Thron zu gehn.<text:line-break/><text:tab/>Den kann Todes</text:span><text:span text:style-name="T76"> N</text:span><text:span text:style-name="T6">acht nicht decken,<text:line-break/><text:tab/>der die Todten wird erweck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1-16T16:57:14.545782990</dc:date>
    <dc:creator>Wolfgang Skala</dc:creator>
    <meta:editing-duration>P6DT18H19M33S</meta:editing-duration>
    <meta:editing-cycles>609</meta:editing-cycles>
    <meta:generator>LibreOffice/4.2.8.2$Linux_X86_64 LibreOffice_project/420m0$Build-2</meta:generator>
    <meta:document-statistic meta:table-count="0" meta:image-count="1" meta:object-count="0" meta:page-count="9" meta:paragraph-count="39" meta:word-count="1779" meta:character-count="10951" meta:non-whitespace-character-count="8964"/>
  </office:meta>
</office:document-meta>
</file>